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in" table:align="center"/>
    </style:style>
    <style:style style:name="Table1.A" style:family="table-column">
      <style:table-column-properties style:column-width="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10483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able:table table:name="Table1" table:style-name="Table1">
        <table:table-column table:style-name="Table1.A"/>
        <table:table-row table:style-name="TableLine94644911946112">
          <table:table-cell table:style-name="Table1.A1" office:value-type="string">
            <text:p text:style-name="P1"><text:span text:style-name="T2">پرچمِ چشمِ مرا ذوب نکُن، رَختِ عزا داد نشانی<text:line-break/>احمقی اژدرِ بی سَر ذَهَبِ بارِئِ خُرداد نشانی<text:line-break/>هر سرابی که به لکنت سپُرَد حاصلِ ژِل زجر فنا شد<text:line-break/>ژل چکانید به کامِ هُرمز، قطعِ کمر باد نشانی<text:line-break/>بذرِ تب گیج کُنَد، مشقِ رژه قو خَر، از مرغ لذیذست<text:line-break/>غرب لغزد به تأسف، سر ذلّت مَثَل آباد نشانی<text:line-break/>قومِ موذی گذرم، مقصدِ ذاکر رسدَم لوط و پَر و پای<text:line-break/>خالیِ زنگِ ذغالش لَحَقَ الغَم، گذر افتاد نشانی<text:line-break/>صد ثَمر کز تُحَفِ هر ظَفَرِ خالصِ او نعل بوَد چَپ<text:line-break/>بحرِ أَزرق به که محفوظ، و حفظش شَود آحاد نشانی<text:line-break/>رو سؤالِ جُوِ هر ذرّه، حَسَد، گلپرِ زَر، عطرِ رضا زن<text:line-break/>أمرِ لافست حَرَم، حلقه رؤیا جَهَم ایجاد نشانی<text:line-break/>وه ز نثرِ هدفم آبِ ولرمم گذرد وز درِ مأنوث<text:line-break/>سختی آب نشاند به سر از ششصد و هفتاد نشانی</text:span><text:line-break/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22:04:07.078740712</meta:creation-date>
    <dc:date>2021-01-09T22:49:24.954582282</dc:date>
    <meta:editing-duration>PT35M7S</meta:editing-duration>
    <meta:editing-cycles>1</meta:editing-cycles>
    <meta:document-statistic meta:table-count="1" meta:image-count="0" meta:object-count="0" meta:page-count="1" meta:paragraph-count="2" meta:word-count="136" meta:character-count="586" meta:non-whitespace-character-count="449"/>
    <meta:generator>LibreOffice/7.0.3.1$Linux_X86_64 LibreOffice_project/00$Build-1</meta:generator>
  </office:meta>
</office:document-meta>
</file>